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f8d9" officeooo:paragraph-rsid="0004f8d9"/>
    </style:style>
    <style:style style:name="P2" style:family="paragraph" style:parent-style-name="Standard">
      <style:text-properties officeooo:rsid="0006af99" officeooo:paragraph-rsid="0006af99"/>
    </style:style>
    <style:style style:name="P3" style:family="paragraph" style:parent-style-name="Standard">
      <style:text-properties officeooo:paragraph-rsid="0006af99"/>
    </style:style>
    <style:style style:name="T1" style:family="text">
      <style:text-properties officeooo:rsid="0004f8d9"/>
    </style:style>
    <style:style style:name="T2" style:family="text">
      <style:text-properties officeooo:rsid="0006af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3</text:span></text:p>
      <text:p text:style-name="P1">ADITYA DEVCHAKKE</text:p>
      <text:p text:style-name="P2">KD-1</text:p>
      <text:p text:style-name="P1"/>
      <text:p text:style-name="P1">Q1) Does ANSI recognize the date data type?</text:p>
      <text:p text:style-name="P1">→ <text:span text:style-name="T2">No, ANSI do not recognize date data type.</text:span></text:p>
      <text:p text:style-name="P1"/>
      <text:p text:style-name="P2">Q2) which subdivision of sql is used to insert values in tables?</text:p>
      <text:p text:style-name="P3"><text:span text:style-name="T2">→ </text:span>Data Manipulation Language (DML) <text:span text:style-name="T2">subdivision of sql os used to INSERT,UPDATE,DELETE </text:span></text:p>
      <text:p text:style-name="P2">records in mysql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07:19.810941242</meta:creation-date>
    <dc:date>2024-03-10T15:28:51.117406707</dc:date>
    <meta:editing-duration>PT9M37S</meta:editing-duration>
    <meta:editing-cycles>1</meta:editing-cycles>
    <meta:document-statistic meta:table-count="0" meta:image-count="0" meta:object-count="0" meta:page-count="1" meta:paragraph-count="8" meta:word-count="49" meta:character-count="290" meta:non-whitespace-character-count="243"/>
    <meta:generator>LibreOffice/24.2.1.2$MacOSX_AARCH64 LibreOffice_project/db4def46b0453cc22e2d0305797cf981b68ef5ac</meta:generator>
  </office:meta>
</office:document-meta>
</file>